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6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4.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55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3.106cm"/>
    </style:style>
    <style:style style:name="co10" style:family="table-column">
      <style:table-column-properties fo:break-before="auto" style:column-width="2.512cm"/>
    </style:style>
    <style:style style:name="co11" style:family="table-column">
      <style:table-column-properties fo:break-before="auto" style:column-width="2.491cm"/>
    </style:style>
    <style:style style:name="co12" style:family="table-column">
      <style:table-column-properties fo:break-before="auto" style:column-width="2.205cm"/>
    </style:style>
    <style:style style:name="co13" style:family="table-column">
      <style:table-column-properties fo:break-before="auto" style:column-width="9.267cm"/>
    </style:style>
    <style:style style:name="co14" style:family="table-column">
      <style:table-column-properties fo:break-before="auto" style:column-width="6.0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12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24" style:family="table-cell" style:parent-style-name="Default" style:data-style-name="N112">
      <style:table-cell-properties fo:border-bottom="none" fo:border-left="0.06pt solid #000000" fo:border-right="0.06pt solid #000000" fo:border-top="none"/>
    </style:style>
    <style:style style:name="ce33" style:family="table-cell" style:parent-style-name="Default">
      <style:text-properties style:font-name="Ubuntu Mono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ce4"/>
        <table:table-column table:style-name="co6" table:number-columns-repeated="2" table:default-cell-style-name="Default"/>
        <table:table-column table:style-name="co11" table:default-cell-style-name="ce8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Vector</text:p>
          </table:table-cell>
          <table:table-cell table:style-name="Default" office:value-type="string" calcext:value-type="string">
            <text:p>Timeplot</text:p>
          </table:table-cell>
          <table:table-cell table:style-name="Default" office:value-type="string" calcext:value-type="string">
            <text:p>Spectral</text:p>
          </table:table-cell>
          <table:table-cell table:style-name="Default" office:value-type="string" calcext:value-type="string">
            <text:p>Time chunks</text:p>
          </table:table-cell>
          <table:table-cell office:value-type="string" calcext:value-type="string">
            <text:p>Informal Name</text:p>
          </table:table-cell>
          <table:table-cell office:value-type="string" calcext:value-type="string">
            <text:p>Formal Name</text:p>
          </table:table-cell>
          <table:table-cell table:style-name="ce1" office:value-type="string" calcext:value-type="string">
            <text:p>Test date</text:p>
          </table:table-cell>
          <table:table-cell table:style-name="ce1" office:value-type="string" calcext:value-type="string">
            <text:p>Test time</text:p>
          </table:table-cell>
          <table:table-cell table:style-name="ce1" office:value-type="string" calcext:value-type="string">
            <text:p>Test duration</text:p>
          </table:table-cell>
          <table:table-cell table:style-name="ce1" office:value-type="string" calcext:value-type="string">
            <text:p>Test sample rate</text:p>
          </table:table-cell>
          <table:table-cell table:style-name="ce1" office:value-type="string" calcext:value-type="string">
            <text:p>Processing sample rate</text:p>
          </table:table-cell>
          <table:table-cell table:style-name="ce2" office:value-type="string" calcext:value-type="string" table:number-columns-spanned="3" table:number-rows-spanned="1">
            <text:p>Measured B_dist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Measured SD</text:p>
          </table:table-cell>
          <table:covered-table-cell table:number-columns-repeated="2"/>
          <table:table-cell table:style-name="ce1" office:value-type="string" calcext:value-type="string">
            <text:p>Measured |B|</text:p>
          </table:table-cell>
          <table:table-cell table:style-name="ce1" office:value-type="string" calcext:value-type="string">
            <text:p>Spectral Peak @ 50Hz</text:p>
          </table:table-cell>
          <table:table-cell table:style-name="ce1" office:value-type="string" calcext:value-type="string">
            <text:p>Data files</text:p>
          </table:table-cell>
          <table:table-cell table:style-name="ce1" office:value-type="string" calcext:value-type="string">
            <text:p>Processing file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style-name="ce11" table:number-columns-repeated="4"/>
          <table:table-cell office:value-type="string" calcext:value-type="string">
            <text:p>Weekend 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-06-2023</text:p>
          </table:table-cell>
          <table:table-cell table:style-name="ce12" office:value-type="string" calcext:value-type="string">
            <text:p>15.07.51</text:p>
          </table:table-cell>
          <table:table-cell office:value-type="string" calcext:value-type="string">
            <text:p>60 h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7"/>
          <table:table-cell office:value-type="string" calcext:value-type="string">
            <text:p>WeekdayTest_2023-07-03_10.41.03.dat</text:p>
          </table:table-cell>
          <table:table-cell table:number-columns-repeated="2"/>
        </table:table-row>
        <table:table-row table:style-name="ro1">
          <table:table-cell table:style-name="ce11" table:number-columns-repeated="4"/>
          <table:table-cell office:value-type="string" calcext:value-type="string">
            <text:p>Weekday Test 1</text:p>
          </table:table-cell>
          <table:table-cell office:value-type="string" calcext:value-type="string">
            <text:p>Weekday 1</text:p>
          </table:table-cell>
          <table:table-cell office:value-type="string" calcext:value-type="string">
            <text:p>03-07-2023</text:p>
          </table:table-cell>
          <table:table-cell table:style-name="ce12" office:value-type="string" calcext:value-type="string">
            <text:p>10.41.03</text:p>
          </table:table-cell>
          <table:table-cell office:value-type="string" calcext:value-type="string">
            <text:p>24 h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10"/>
        </table:table-row>
        <table:table-row table:style-name="ro1">
          <table:table-cell table:style-name="ce11" table:number-columns-repeated="4"/>
          <table:table-cell office:value-type="string" calcext:value-type="string">
            <text:p>Light Off Test 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10"/>
        </table:table-row>
        <table:table-row table:style-name="ro1">
          <table:table-cell table:style-name="ce11" table:number-columns-repeated="4"/>
          <table:table-cell office:value-type="string" calcext:value-type="string">
            <text:p>Light On Test 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10"/>
        </table:table-row>
        <table:table-row table:style-name="ro2">
          <table:table-cell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ack Elimination Test</text:p>
          </table:table-cell>
          <table:table-cell office:value-type="string" calcext:value-type="string">
            <text:p>Rack Elimination</text:p>
          </table:table-cell>
          <table:table-cell office:value-type="string" calcext:value-type="string">
            <text:p>04-07-2023</text:p>
          </table:table-cell>
          <table:table-cell table:style-name="ce18" office:value-type="string" calcext:value-type="string">
            <text:p>12.51.32</text:p>
          </table:table-cell>
          <table:table-cell office:value-type="string" calcext:value-type="string">
            <text:p>60 m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-16.308" calcext:value-type="float">
            <text:p>-16.308</text:p>
          </table:table-cell>
          <table:table-cell office:value-type="float" office:value="-8.308" calcext:value-type="float">
            <text:p>-8.308</text:p>
          </table:table-cell>
          <table:table-cell office:value-type="float" office:value="-0.332" calcext:value-type="float">
            <text:p>-0.3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9" calcext:value-type="float">
            <text:p>0.019</text:p>
          </table:table-cell>
          <table:table-cell office:value-type="float" office:value="0.112" calcext:value-type="float">
            <text:p>0.112</text:p>
          </table:table-cell>
          <table:table-cell office:value-type="float" office:value="18.305" calcext:value-type="float">
            <text:p>18.305</text:p>
          </table:table-cell>
          <table:table-cell/>
          <table:table-cell table:style-name="ce33" office:value-type="string" calcext:value-type="string">
            <text:p>RackElimination_2023-07-04_12.51.32.dat</text:p>
          </table:table-cell>
          <table:table-cell table:style-name="ce33" office:value-type="string" calcext:value-type="string">
            <text:p>RackElimination_preprocessing.py</text:p>
            <text:p>RackElimination_vectorplot.py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table:style-name="ce11" table:number-columns-repeated="3"/>
          <table:table-cell table:number-columns-repeated="2" office:value-type="string" calcext:value-type="string">
            <text:p>Rack Elimination Control</text:p>
          </table:table-cell>
          <table:table-cell office:value-type="string" calcext:value-type="string">
            <text:p>03-07-2023</text:p>
          </table:table-cell>
          <table:table-cell table:style-name="ce12" office:value-type="string" calcext:value-type="string">
            <text:p>13.00.00</text:p>
          </table:table-cell>
          <table:table-cell office:value-type="string" calcext:value-type="string">
            <text:p>60 m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-15.959" calcext:value-type="float">
            <text:p>-15.959</text:p>
          </table:table-cell>
          <table:table-cell office:value-type="float" office:value="-8.769" calcext:value-type="float">
            <text:p>-8.769</text:p>
          </table:table-cell>
          <table:table-cell office:value-type="float" office:value="-0.563" calcext:value-type="float">
            <text:p>-0.563</text:p>
          </table:table-cell>
          <table:table-cell office:value-type="float" office:value="0.128" calcext:value-type="float">
            <text:p>0.12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9" calcext:value-type="float">
            <text:p>0.089</text:p>
          </table:table-cell>
          <table:table-cell office:value-type="float" office:value="18.218" calcext:value-type="float">
            <text:p>18.218</text:p>
          </table:table-cell>
          <table:table-cell/>
          <table:table-cell table:style-name="ce33" office:value-type="string" calcext:value-type="string">
            <text:p>RackEliminationControl_2023-07-03_13.00.00.dat</text:p>
          </table:table-cell>
          <table:table-cell table:style-name="ce33" office:value-type="string" calcext:value-type="string">
            <text:p>RackElimination_preprocessing.py</text:p>
            <text:p>RackElimination_vectorplot.py</text:p>
          </table:table-cell>
          <table:table-cell office:value-type="string" calcext:value-type="string">
            <text:p>Uses Weekday1 as control da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Coils Close</text:p>
          </table:table-cell>
          <table:table-cell office:value-type="string" calcext:value-type="string">
            <text:p>Coil Spacing – Close</text:p>
          </table:table-cell>
          <table:table-cell office:value-type="string" calcext:value-type="string">
            <text:p>04-07-2023</text:p>
          </table:table-cell>
          <table:table-cell table:style-name="ce12" office:value-type="string" calcext:value-type="string">
            <text:p>17.31.25</text:p>
          </table:table-cell>
          <table:table-cell office:value-type="string" calcext:value-type="string">
            <text:p>60 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-16.253" calcext:value-type="float">
            <text:p>-16.253</text:p>
          </table:table-cell>
          <table:table-cell office:value-type="float" office:value="-8.299" calcext:value-type="float">
            <text:p>-8.299</text:p>
          </table:table-cell>
          <table:table-cell office:value-type="float" office:value="-0.336" calcext:value-type="float">
            <text:p>-0.33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7" calcext:value-type="float">
            <text:p>0.017</text:p>
          </table:table-cell>
          <table:table-cell table:style-name="ce19" office:value-type="float" office:value="0.05" calcext:value-type="float">
            <text:p>0.050</text:p>
          </table:table-cell>
          <table:table-cell office:value-type="float" office:value="18.252" calcext:value-type="float">
            <text:p>18.252</text:p>
          </table:table-cell>
          <table:table-cell/>
          <table:table-cell table:style-name="ce33" office:value-type="string" calcext:value-type="string">
            <text:p>CoilsClose_2023-07-04_17.31.25.dat</text:p>
          </table:table-cell>
          <table:table-cell table:style-name="ce33" office:value-type="string" calcext:value-type="string">
            <text:p>CoilSpacing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Coils Wide</text:p>
          </table:table-cell>
          <table:table-cell office:value-type="string" calcext:value-type="string">
            <text:p>Coil Spacing – Wide</text:p>
          </table:table-cell>
          <table:table-cell office:value-type="string" calcext:value-type="string">
            <text:p>04-07-2023</text:p>
          </table:table-cell>
          <table:table-cell table:style-name="ce12" office:value-type="string" calcext:value-type="string">
            <text:p>16.01.53</text:p>
          </table:table-cell>
          <table:table-cell office:value-type="string" calcext:value-type="string">
            <text:p>60 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-16.262" calcext:value-type="float">
            <text:p>-16.262</text:p>
          </table:table-cell>
          <table:table-cell office:value-type="float" office:value="-8.254" calcext:value-type="float">
            <text:p>-8.254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9" calcext:value-type="float">
            <text:p>0.019</text:p>
          </table:table-cell>
          <table:table-cell table:style-name="ce19" office:value-type="float" office:value="0.09" calcext:value-type="float">
            <text:p>0.090</text:p>
          </table:table-cell>
          <table:table-cell office:value-type="float" office:value="18.24" calcext:value-type="float">
            <text:p>18.24</text:p>
          </table:table-cell>
          <table:table-cell/>
          <table:table-cell table:style-name="ce33" office:value-type="string" calcext:value-type="string">
            <text:p>CoilsWide_2023-07-04_16.01.53.dat</text:p>
          </table:table-cell>
          <table:table-cell table:style-name="ce33" office:value-type="string" calcext:value-type="string">
            <text:p>CoilSpacing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Coils Normal</text:p>
          </table:table-cell>
          <table:table-cell office:value-type="string" calcext:value-type="string">
            <text:p>Coil Spacing – Ideal</text:p>
          </table:table-cell>
          <table:table-cell office:value-type="string" calcext:value-type="string">
            <text:p>12-07-2023</text:p>
          </table:table-cell>
          <table:table-cell table:style-name="ce12" office:value-type="string" calcext:value-type="string">
            <text:p>14.15.31</text:p>
          </table:table-cell>
          <table:table-cell office:value-type="string" calcext:value-type="string">
            <text:p>60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48" calcext:value-type="float">
            <text:p>-16.348</text:p>
          </table:table-cell>
          <table:table-cell office:value-type="float" office:value="-8.391" calcext:value-type="float">
            <text:p>-8.391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5" calcext:value-type="float">
            <text:p>0.085</text:p>
          </table:table-cell>
          <table:table-cell office:value-type="float" office:value="18.378" calcext:value-type="float">
            <text:p>18.378</text:p>
          </table:table-cell>
          <table:table-cell/>
          <table:table-cell table:style-name="ce33" office:value-type="string" calcext:value-type="string">
            <text:p>SpatialX0Y0_2023-07-12_14.15.31_SPARSE25.dat</text:p>
          </table:table-cell>
          <table:table-cell table:style-name="ce33" office:value-type="string" calcext:value-type="string">
            <text:p>CoilSpacing_vectorplot.py</text:p>
          </table:table-cell>
          <table:table-cell office:value-type="string" calcext:value-type="string">
            <text:p>Uses SpatialX0Y0 test as control da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office:value-type="string" calcext:value-type="string">
            <text:p>x</text:p>
          </table:table-cell>
          <table:table-cell table:style-name="ce11"/>
          <table:table-cell office:value-type="string" calcext:value-type="string">
            <text:p>Light Off Test 2</text:p>
          </table:table-cell>
          <table:table-cell office:value-type="string" calcext:value-type="string">
            <text:p>Lights On</text:p>
          </table:table-cell>
          <table:table-cell office:value-type="string" calcext:value-type="string">
            <text:p>05-07-2023</text:p>
          </table:table-cell>
          <table:table-cell table:style-name="ce12" office:value-type="string" calcext:value-type="string">
            <text:p>11.04.28</text:p>
          </table:table-cell>
          <table:table-cell office:value-type="string" calcext:value-type="string">
            <text:p>360 s</text:p>
          </table:table-cell>
          <table:table-cell table:number-columns-repeated="2" office:value-type="float" office:value="2500" calcext:value-type="float">
            <text:p>2500</text:p>
          </table:table-cell>
          <table:table-cell table:style-name="ce4" office:value-type="float" office:value="-16.463" calcext:value-type="float">
            <text:p>-16.463</text:p>
          </table:table-cell>
          <table:table-cell office:value-type="float" office:value="-8.375" calcext:value-type="float">
            <text:p>-8.375</text:p>
          </table:table-cell>
          <table:table-cell office:value-type="float" office:value="-0.401" calcext:value-type="float">
            <text:p>-0.401</text:p>
          </table:table-cell>
          <table:table-cell office:value-type="float" office:value="0.155" calcext:value-type="float">
            <text:p>0.155</text:p>
          </table:table-cell>
          <table:table-cell office:value-type="float" office:value="0.045" calcext:value-type="float">
            <text:p>0.045</text:p>
          </table:table-cell>
          <table:table-cell office:value-type="float" office:value="0.144" calcext:value-type="float">
            <text:p>0.144</text:p>
          </table:table-cell>
          <table:table-cell office:value-type="float" office:value="18.475" calcext:value-type="float">
            <text:p>18.475</text:p>
          </table:table-cell>
          <table:table-cell/>
          <table:table-cell table:style-name="ce33" office:value-type="string" calcext:value-type="string">
            <text:p>2500HzTestLightsOn_2023-07-05_11.04.28.dat</text:p>
          </table:table-cell>
          <table:table-cell table:style-name="ce33" office:value-type="string" calcext:value-type="string">
            <text:p>LightsOnOff_spectral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office:value-type="string" calcext:value-type="string">
            <text:p>x</text:p>
          </table:table-cell>
          <table:table-cell table:style-name="ce11"/>
          <table:table-cell office:value-type="string" calcext:value-type="string">
            <text:p>Light On Test 2</text:p>
          </table:table-cell>
          <table:table-cell office:value-type="string" calcext:value-type="string">
            <text:p>Lights Off</text:p>
          </table:table-cell>
          <table:table-cell office:value-type="string" calcext:value-type="string">
            <text:p>05-07-2023</text:p>
          </table:table-cell>
          <table:table-cell table:style-name="ce12" office:value-type="string" calcext:value-type="string">
            <text:p>11.13.36</text:p>
          </table:table-cell>
          <table:table-cell office:value-type="string" calcext:value-type="string">
            <text:p>360 s</text:p>
          </table:table-cell>
          <table:table-cell table:number-columns-repeated="2" office:value-type="float" office:value="2500" calcext:value-type="float">
            <text:p>2500</text:p>
          </table:table-cell>
          <table:table-cell table:style-name="ce4" office:value-type="float" office:value="-16.432" calcext:value-type="float">
            <text:p>-16.432</text:p>
          </table:table-cell>
          <table:table-cell office:value-type="float" office:value="-8.372" calcext:value-type="float">
            <text:p>-8.372</text:p>
          </table:table-cell>
          <table:table-cell office:value-type="float" office:value="-0.353" calcext:value-type="float">
            <text:p>-0.353</text:p>
          </table:table-cell>
          <table:table-cell office:value-type="float" office:value="0.128" calcext:value-type="float">
            <text:p>0.128</text:p>
          </table:table-cell>
          <table:table-cell office:value-type="float" office:value="0.045" calcext:value-type="float">
            <text:p>0.045</text:p>
          </table:table-cell>
          <table:table-cell table:style-name="ce19" office:value-type="float" office:value="0.12" calcext:value-type="float">
            <text:p>0.120</text:p>
          </table:table-cell>
          <table:table-cell office:value-type="float" office:value="18.445" calcext:value-type="float">
            <text:p>18.445</text:p>
          </table:table-cell>
          <table:table-cell/>
          <table:table-cell table:style-name="ce33" office:value-type="string" calcext:value-type="string">
            <text:p>2500HzTestLightsOff_2023-07-05_11.13.36.dat</text:p>
          </table:table-cell>
          <table:table-cell table:style-name="ce33" office:value-type="string" calcext:value-type="string">
            <text:p>LightsOnOff_spectralplot.py</text:p>
          </table:table-cell>
          <table:table-cell/>
        </table:table-row>
        <table:table-row table:style-name="ro2">
          <table:table-cell table:number-columns-repeated="2"/>
          <table:table-cell table:style-name="ce11" table:number-columns-repeated="2"/>
          <table:table-cell office:value-type="string" calcext:value-type="string">
            <text:p>Weekday Test 2</text:p>
          </table:table-cell>
          <table:table-cell office:value-type="string" calcext:value-type="string">
            <text:p>Weekday 2</text:p>
          </table:table-cell>
          <table:table-cell office:value-type="string" calcext:value-type="string">
            <text:p>05-07-2023</text:p>
          </table:table-cell>
          <table:table-cell table:style-name="ce12" office:value-type="string" calcext:value-type="string">
            <text:p>11.46.50</text:p>
          </table:table-cell>
          <table:table-cell office:value-type="string" calcext:value-type="string">
            <text:p>24+ h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7"/>
          <table:table-cell table:style-name="ce33" office:value-type="string" calcext:value-type="string">
            <text:p>Weekday2500Hz_LightsOn_2023-07-05_11.46.50.dat</text:p>
          </table:table-cell>
          <table:table-cell table:style-name="ce33" office:value-type="string" calcext:value-type="string">
            <text:p>Weekday2_preprocessing.py</text:p>
            <text:p>Weekday2_readout.py</text:p>
          </table:table-cell>
          <table:table-cell office:value-type="string" calcext:value-type="string">
            <text:p>Full-day 2500 S/s test intended to have the lights on, but it was discovered that the lights in the lab turn off automatically.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Fire Extinguisher Away</text:p>
          </table:table-cell>
          <table:table-cell office:value-type="string" calcext:value-type="string">
            <text:p>Fire Extinguisher</text:p>
          </table:table-cell>
          <table:table-cell office:value-type="string" calcext:value-type="string">
            <text:p>06-07-2023</text:p>
          </table:table-cell>
          <table:table-cell table:style-name="ce12" office:value-type="string" calcext:value-type="string">
            <text:p>18.03.29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2500" calcext:value-type="float">
            <text:p>2500</text:p>
          </table:table-cell>
          <table:table-cell table:style-name="ce4" office:value-type="float" office:value="-16.338" calcext:value-type="float">
            <text:p>-16.338</text:p>
          </table:table-cell>
          <table:table-cell office:value-type="float" office:value="-8.324" calcext:value-type="float">
            <text:p>-8.324</text:p>
          </table:table-cell>
          <table:table-cell office:value-type="float" office:value="-0.287" calcext:value-type="float">
            <text:p>-0.28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5" calcext:value-type="float">
            <text:p>0.055</text:p>
          </table:table-cell>
          <table:table-cell office:value-type="float" office:value="18.339" calcext:value-type="float">
            <text:p>18.339</text:p>
          </table:table-cell>
          <table:table-cell/>
          <table:table-cell table:style-name="ce33" office:value-type="string" calcext:value-type="string">
            <text:p>FireExtinguisherAway_2023-07-06_18.03.29.dat</text:p>
          </table:table-cell>
          <table:table-cell table:style-name="ce33" office:value-type="string" calcext:value-type="string">
            <text:p>FireExtinguisher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 table:number-columns-repeated="3"/>
          <table:table-cell table:number-columns-repeated="2" office:value-type="string" calcext:value-type="string">
            <text:p>Fire Extinguisher Control</text:p>
          </table:table-cell>
          <table:table-cell office:value-type="string" calcext:value-type="string">
            <text:p>06-07-2023</text:p>
          </table:table-cell>
          <table:table-cell table:style-name="ce12" office:value-type="string" calcext:value-type="string">
            <text:p>18.32.0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2500" calcext:value-type="float">
            <text:p>2500</text:p>
          </table:table-cell>
          <table:table-cell table:style-name="ce4" office:value-type="float" office:value="-16.351" calcext:value-type="float">
            <text:p>-16.351</text:p>
          </table:table-cell>
          <table:table-cell office:value-type="float" office:value="-8.333" calcext:value-type="float">
            <text:p>-8.333</text:p>
          </table:table-cell>
          <table:table-cell office:value-type="float" office:value="-0.275" calcext:value-type="float">
            <text:p>-0.27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8" calcext:value-type="float">
            <text:p>0.048</text:p>
          </table:table-cell>
          <table:table-cell office:value-type="float" office:value="18.354" calcext:value-type="float">
            <text:p>18.354</text:p>
          </table:table-cell>
          <table:table-cell/>
          <table:table-cell table:style-name="ce33" office:value-type="string" calcext:value-type="string">
            <text:p>FireExtinguisherControl_2023-07-06_18.32.02.dat</text:p>
          </table:table-cell>
          <table:table-cell table:style-name="ce33" office:value-type="string" calcext:value-type="string">
            <text:p>FireExtinguisher_vectorplot.py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table:style-name="ce11"/>
          <table:table-cell/>
          <table:table-cell office:value-type="string" calcext:value-type="string">
            <text:p>Weekday Test 3</text:p>
          </table:table-cell>
          <table:table-cell office:value-type="string" calcext:value-type="string">
            <text:p>Weekday 3</text:p>
          </table:table-cell>
          <table:table-cell office:value-type="string" calcext:value-type="string">
            <text:p>06-07-2023</text:p>
          </table:table-cell>
          <table:table-cell table:style-name="ce25" office:value-type="string" calcext:value-type="string">
            <text:p>19h</text:p>
          </table:table-cell>
          <table:table-cell office:value-type="string" calcext:value-type="string">
            <text:p>24+ h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-16.355" calcext:value-type="float">
            <text:p>-16.355</text:p>
          </table:table-cell>
          <table:table-cell office:value-type="float" office:value="-8.335" calcext:value-type="float">
            <text:p>-8.335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7" calcext:value-type="float">
            <text:p>0.037</text:p>
          </table:table-cell>
          <table:table-cell office:value-type="float" office:value="18.359" calcext:value-type="float">
            <text:p>18.359</text:p>
          </table:table-cell>
          <table:table-cell/>
          <table:table-cell table:style-name="ce33" office:value-type="string" calcext:value-type="string">
            <text:p>Weekday2500Hz_LightsOff_2023-07-06_19.12.02.dat</text:p>
          </table:table-cell>
          <table:table-cell table:style-name="ce33" office:value-type="string" calcext:value-type="string">
            <text:p>Weekday3_preprocessing.py</text:p>
            <text:p>Weekday3_readout.py</text:p>
          </table:table-cell>
          <table:table-cell office:value-type="string" calcext:value-type="string">
            <text:p>Full-day 2500 S/s weekday test with the ceiling lights off for the full duration. This test was done to have a baseline to compare to another upcoming weekday test with the lights on for the full duration.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20h</text:p>
          </table:table-cell>
          <table:table-cell table:number-columns-repeated="3"/>
          <table:table-cell table:style-name="ce16" office:value-type="float" office:value="-16.358" calcext:value-type="float">
            <text:p>-16.358</text:p>
          </table:table-cell>
          <table:table-cell office:value-type="float" office:value="-8.334" calcext:value-type="float">
            <text:p>-8.334</text:p>
          </table:table-cell>
          <table:table-cell office:value-type="float" office:value="-0.269" calcext:value-type="float">
            <text:p>-0.26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2" calcext:value-type="float">
            <text:p>0.032</text:p>
          </table:table-cell>
          <table:table-cell office:value-type="float" office:value="18.361" calcext:value-type="float">
            <text:p>18.361</text:p>
          </table:table-cell>
          <table:table-cell/>
          <table:table-cell table:style-name="ce33" table:number-columns-repeated="2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21h</text:p>
          </table:table-cell>
          <table:table-cell table:number-columns-repeated="3"/>
          <table:table-cell table:style-name="ce16" office:value-type="float" office:value="-16.358" calcext:value-type="float">
            <text:p>-16.358</text:p>
          </table:table-cell>
          <table:table-cell office:value-type="float" office:value="-8.333" calcext:value-type="float">
            <text:p>-8.333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table:style-name="ce19" office:value-type="float" office:value="0.03" calcext:value-type="float">
            <text:p>0.030</text:p>
          </table:table-cell>
          <table:table-cell table:style-name="ce24" office:value-type="float" office:value="18.36" calcext:value-type="float">
            <text:p>18.360</text:p>
          </table:table-cell>
          <table:table-cell table:style-name="ce24"/>
          <table:table-cell table:style-name="ce33" table:number-columns-repeated="2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22h</text:p>
          </table:table-cell>
          <table:table-cell table:number-columns-repeated="3"/>
          <table:table-cell table:style-name="ce16" office:value-type="float" office:value="-16.362" calcext:value-type="float">
            <text:p>-16.362</text:p>
          </table:table-cell>
          <table:table-cell office:value-type="float" office:value="-8.335" calcext:value-type="float">
            <text:p>-8.335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style-name="ce19" office:value-type="float" office:value="0.03" calcext:value-type="float">
            <text:p>0.030</text:p>
          </table:table-cell>
          <table:table-cell office:value-type="float" office:value="18.364" calcext:value-type="float">
            <text:p>18.364</text:p>
          </table:table-cell>
          <table:table-cell/>
          <table:table-cell table:style-name="ce33" table:number-columns-repeated="2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23h</text:p>
          </table:table-cell>
          <table:table-cell table:number-columns-repeated="3"/>
          <table:table-cell table:style-name="ce16" office:value-type="float" office:value="-16.351" calcext:value-type="float">
            <text:p>-16.351</text:p>
          </table:table-cell>
          <table:table-cell office:value-type="float" office:value="-8.333" calcext:value-type="float">
            <text:p>-8.333</text:p>
          </table:table-cell>
          <table:table-cell table:style-name="ce19" office:value-type="float" office:value="-0.28" calcext:value-type="float">
            <text:p>-0.28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18.355" calcext:value-type="float">
            <text:p>18.355</text:p>
          </table:table-cell>
          <table:table-cell/>
          <table:table-cell table:style-name="ce33" table:number-columns-repeated="2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00h</text:p>
          </table:table-cell>
          <table:table-cell table:number-columns-repeated="3"/>
          <table:table-cell table:style-name="ce16" office:value-type="float" office:value="-16.348" calcext:value-type="float">
            <text:p>-16.348</text:p>
          </table:table-cell>
          <table:table-cell office:value-type="float" office:value="-8.325" calcext:value-type="float">
            <text:p>-8.325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18.347" calcext:value-type="float">
            <text:p>18.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01h</text:p>
          </table:table-cell>
          <table:table-cell table:number-columns-repeated="3"/>
          <table:table-cell table:style-name="ce16" office:value-type="float" office:value="-16.356" calcext:value-type="float">
            <text:p>-16.356</text:p>
          </table:table-cell>
          <table:table-cell office:value-type="float" office:value="-8.327" calcext:value-type="float">
            <text:p>-8.327</text:p>
          </table:table-cell>
          <table:table-cell office:value-type="float" office:value="-0.277" calcext:value-type="float">
            <text:p>-0.27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18.356" calcext:value-type="float">
            <text:p>18.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02h</text:p>
          </table:table-cell>
          <table:table-cell table:number-columns-repeated="3"/>
          <table:table-cell table:style-name="ce16" office:value-type="float" office:value="-16.357" calcext:value-type="float">
            <text:p>-16.357</text:p>
          </table:table-cell>
          <table:table-cell office:value-type="float" office:value="-8.324" calcext:value-type="float">
            <text:p>-8.324</text:p>
          </table:table-cell>
          <table:table-cell office:value-type="float" office:value="-0.276" calcext:value-type="float">
            <text:p>-0.27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18.355" calcext:value-type="float">
            <text:p>18.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03h</text:p>
          </table:table-cell>
          <table:table-cell table:number-columns-repeated="3"/>
          <table:table-cell table:style-name="ce16" office:value-type="float" office:value="-16.356" calcext:value-type="float">
            <text:p>-16.356</text:p>
          </table:table-cell>
          <table:table-cell office:value-type="float" office:value="-8.319" calcext:value-type="float">
            <text:p>-8.319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6" calcext:value-type="float">
            <text:p>0.026</text:p>
          </table:table-cell>
          <table:table-cell office:value-type="float" office:value="18.353" calcext:value-type="float">
            <text:p>18.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04h</text:p>
          </table:table-cell>
          <table:table-cell table:number-columns-repeated="3"/>
          <table:table-cell table:style-name="ce16" office:value-type="float" office:value="-16.362" calcext:value-type="float">
            <text:p>-16.362</text:p>
          </table:table-cell>
          <table:table-cell office:value-type="float" office:value="-8.316" calcext:value-type="float">
            <text:p>-8.316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office:value-type="float" office:value="18.356" calcext:value-type="float">
            <text:p>18.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05h</text:p>
          </table:table-cell>
          <table:table-cell table:number-columns-repeated="3"/>
          <table:table-cell table:style-name="ce16" office:value-type="float" office:value="-16.394" calcext:value-type="float">
            <text:p>-16.394</text:p>
          </table:table-cell>
          <table:table-cell office:value-type="float" office:value="-8.343" calcext:value-type="float">
            <text:p>-8.343</text:p>
          </table:table-cell>
          <table:table-cell office:value-type="float" office:value="-0.318" calcext:value-type="float">
            <text:p>-0.31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84" calcext:value-type="float">
            <text:p>0.084</text:p>
          </table:table-cell>
          <table:table-cell office:value-type="float" office:value="18.397" calcext:value-type="float">
            <text:p>18.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06h</text:p>
          </table:table-cell>
          <table:table-cell table:number-columns-repeated="3"/>
          <table:table-cell table:style-name="ce16" office:value-type="float" office:value="-16.424" calcext:value-type="float">
            <text:p>-16.424</text:p>
          </table:table-cell>
          <table:table-cell office:value-type="float" office:value="-8.363" calcext:value-type="float">
            <text:p>-8.363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131" calcext:value-type="float">
            <text:p>0.13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13" calcext:value-type="float">
            <text:p>0.113</text:p>
          </table:table-cell>
          <table:table-cell office:value-type="float" office:value="18.434" calcext:value-type="float">
            <text:p>18.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07h</text:p>
          </table:table-cell>
          <table:table-cell table:number-columns-repeated="3"/>
          <table:table-cell table:style-name="ce16" office:value-type="float" office:value="-16.388" calcext:value-type="float">
            <text:p>-16.388</text:p>
          </table:table-cell>
          <table:table-cell office:value-type="float" office:value="-8.351" calcext:value-type="float">
            <text:p>-8.351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28" calcext:value-type="float">
            <text:p>0.128</text:p>
          </table:table-cell>
          <table:table-cell office:value-type="float" office:value="18.397" calcext:value-type="float">
            <text:p>18.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08h</text:p>
          </table:table-cell>
          <table:table-cell table:number-columns-repeated="3"/>
          <table:table-cell table:style-name="ce16" office:value-type="float" office:value="-16.326" calcext:value-type="float">
            <text:p>-16.326</text:p>
          </table:table-cell>
          <table:table-cell office:value-type="float" office:value="-8.348" calcext:value-type="float">
            <text:p>-8.348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9" calcext:value-type="float">
            <text:p>0.079</text:p>
          </table:table-cell>
          <table:table-cell office:value-type="float" office:value="18.338" calcext:value-type="float">
            <text:p>18.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09h</text:p>
          </table:table-cell>
          <table:table-cell table:number-columns-repeated="3"/>
          <table:table-cell table:style-name="ce16" office:value-type="float" office:value="-16.346" calcext:value-type="float">
            <text:p>-16.346</text:p>
          </table:table-cell>
          <table:table-cell office:value-type="float" office:value="-8.361" calcext:value-type="float">
            <text:p>-8.361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106" calcext:value-type="float">
            <text:p>0.106</text:p>
          </table:table-cell>
          <table:table-cell table:style-name="ce19" office:value-type="float" office:value="0.02" calcext:value-type="float">
            <text:p>0.020</text:p>
          </table:table-cell>
          <table:table-cell office:value-type="float" office:value="0.117" calcext:value-type="float">
            <text:p>0.117</text:p>
          </table:table-cell>
          <table:table-cell office:value-type="float" office:value="18.363" calcext:value-type="float">
            <text:p>18.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10h</text:p>
          </table:table-cell>
          <table:table-cell table:number-columns-repeated="3"/>
          <table:table-cell table:style-name="ce16" office:value-type="float" office:value="-16.371" calcext:value-type="float">
            <text:p>-16.371</text:p>
          </table:table-cell>
          <table:table-cell office:value-type="float" office:value="-8.406" calcext:value-type="float">
            <text:p>-8.406</text:p>
          </table:table-cell>
          <table:table-cell office:value-type="float" office:value="-0.297" calcext:value-type="float">
            <text:p>-0.297</text:p>
          </table:table-cell>
          <table:table-cell office:value-type="float" office:value="0.138" calcext:value-type="float">
            <text:p>0.138</text:p>
          </table:table-cell>
          <table:table-cell office:value-type="float" office:value="0.024" calcext:value-type="float">
            <text:p>0.024</text:p>
          </table:table-cell>
          <table:table-cell office:value-type="float" office:value="0.109" calcext:value-type="float">
            <text:p>0.109</text:p>
          </table:table-cell>
          <table:table-cell office:value-type="float" office:value="18.406" calcext:value-type="float">
            <text:p>18.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11h</text:p>
          </table:table-cell>
          <table:table-cell table:number-columns-repeated="3"/>
          <table:table-cell table:style-name="ce16" office:value-type="float" office:value="-16.392" calcext:value-type="float">
            <text:p>-16.392</text:p>
          </table:table-cell>
          <table:table-cell office:value-type="float" office:value="-8.418" calcext:value-type="float">
            <text:p>-8.418</text:p>
          </table:table-cell>
          <table:table-cell office:value-type="float" office:value="-0.317" calcext:value-type="float">
            <text:p>-0.317</text:p>
          </table:table-cell>
          <table:table-cell table:style-name="ce21" office:value-type="float" office:value="0.12" calcext:value-type="float">
            <text:p>0.120</text:p>
          </table:table-cell>
          <table:table-cell office:value-type="float" office:value="0.022" calcext:value-type="float">
            <text:p>0.022</text:p>
          </table:table-cell>
          <table:table-cell office:value-type="float" office:value="0.118" calcext:value-type="float">
            <text:p>0.118</text:p>
          </table:table-cell>
          <table:table-cell table:style-name="ce24" office:value-type="float" office:value="18.43" calcext:value-type="float">
            <text:p>18.430</text:p>
          </table:table-cell>
          <table:table-cell table:style-name="ce24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12h</text:p>
          </table:table-cell>
          <table:table-cell table:number-columns-repeated="3"/>
          <table:table-cell table:style-name="ce16" office:value-type="float" office:value="-16.387" calcext:value-type="float">
            <text:p>-16.387</text:p>
          </table:table-cell>
          <table:table-cell office:value-type="float" office:value="-8.425" calcext:value-type="float">
            <text:p>-8.425</text:p>
          </table:table-cell>
          <table:table-cell office:value-type="float" office:value="-0.299" calcext:value-type="float">
            <text:p>-0.29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7" calcext:value-type="float">
            <text:p>0.107</text:p>
          </table:table-cell>
          <table:table-cell office:value-type="float" office:value="18.428" calcext:value-type="float">
            <text:p>18.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13h</text:p>
          </table:table-cell>
          <table:table-cell table:number-columns-repeated="3"/>
          <table:table-cell table:style-name="ce16" office:value-type="float" office:value="-16.409" calcext:value-type="float">
            <text:p>-16.409</text:p>
          </table:table-cell>
          <table:table-cell office:value-type="float" office:value="-8.433" calcext:value-type="float">
            <text:p>-8.433</text:p>
          </table:table-cell>
          <table:table-cell office:value-type="float" office:value="-0.286" calcext:value-type="float">
            <text:p>-0.28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8" calcext:value-type="float">
            <text:p>0.088</text:p>
          </table:table-cell>
          <table:table-cell office:value-type="float" office:value="18.451" calcext:value-type="float">
            <text:p>18.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14h</text:p>
          </table:table-cell>
          <table:table-cell table:number-columns-repeated="3"/>
          <table:table-cell table:style-name="ce16" office:value-type="float" office:value="-16.413" calcext:value-type="float">
            <text:p>-16.413</text:p>
          </table:table-cell>
          <table:table-cell office:value-type="float" office:value="-8.426" calcext:value-type="float">
            <text:p>-8.426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02" calcext:value-type="float">
            <text:p>0.102</text:p>
          </table:table-cell>
          <table:table-cell office:value-type="float" office:value="18.452" calcext:value-type="float">
            <text:p>18.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15h</text:p>
          </table:table-cell>
          <table:table-cell table:number-columns-repeated="3"/>
          <table:table-cell table:style-name="ce16" office:value-type="float" office:value="-16.388" calcext:value-type="float">
            <text:p>-16.388</text:p>
          </table:table-cell>
          <table:table-cell office:value-type="float" office:value="-8.414" calcext:value-type="float">
            <text:p>-8.414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4" calcext:value-type="float">
            <text:p>0.084</text:p>
          </table:table-cell>
          <table:table-cell office:value-type="float" office:value="18.424" calcext:value-type="float">
            <text:p>18.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16h</text:p>
          </table:table-cell>
          <table:table-cell table:number-columns-repeated="3"/>
          <table:table-cell table:style-name="ce16" office:value-type="float" office:value="-16.368" calcext:value-type="float">
            <text:p>-16.368</text:p>
          </table:table-cell>
          <table:table-cell office:value-type="float" office:value="-8.403" calcext:value-type="float">
            <text:p>-8.403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1" calcext:value-type="float">
            <text:p>0.081</text:p>
          </table:table-cell>
          <table:table-cell office:value-type="float" office:value="18.402" calcext:value-type="float">
            <text:p>18.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17h</text:p>
          </table:table-cell>
          <table:table-cell table:number-columns-repeated="3"/>
          <table:table-cell table:style-name="ce16" office:value-type="float" office:value="-16.375" calcext:value-type="float">
            <text:p>-16.375</text:p>
          </table:table-cell>
          <table:table-cell office:value-type="float" office:value="-8.395" calcext:value-type="float">
            <text:p>-8.395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1" calcext:value-type="float">
            <text:p>0.071</text:p>
          </table:table-cell>
          <table:table-cell office:value-type="float" office:value="18.404" calcext:value-type="float">
            <text:p>18.4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18h</text:p>
          </table:table-cell>
          <table:table-cell table:number-columns-repeated="3"/>
          <table:table-cell table:style-name="ce16" office:value-type="float" office:value="-16.368" calcext:value-type="float">
            <text:p>-16.368</text:p>
          </table:table-cell>
          <table:table-cell office:value-type="float" office:value="-8.366" calcext:value-type="float">
            <text:p>-8.366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1" calcext:value-type="float">
            <text:p>0.051</text:p>
          </table:table-cell>
          <table:table-cell office:value-type="float" office:value="18.385" calcext:value-type="float">
            <text:p>18.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1"/>
          <table:table-cell table:number-columns-repeated="4"/>
          <table:table-cell table:style-name="ce25" office:value-type="string" calcext:value-type="string">
            <text:p>19h</text:p>
          </table:table-cell>
          <table:table-cell table:number-columns-repeated="3"/>
          <table:table-cell table:style-name="ce16" office:value-type="float" office:value="-16.367" calcext:value-type="float">
            <text:p>-16.367</text:p>
          </table:table-cell>
          <table:table-cell office:value-type="float" office:value="-8.359" calcext:value-type="float">
            <text:p>-8.359</text:p>
          </table:table-cell>
          <table:table-cell office:value-type="float" office:value="-0.314" calcext:value-type="float">
            <text:p>-0.3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2" calcext:value-type="float">
            <text:p>0.082</text:p>
          </table:table-cell>
          <table:table-cell office:value-type="float" office:value="18.381" calcext:value-type="float">
            <text:p>18.381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/>
          <table:table-cell table:style-name="ce11"/>
          <table:table-cell office:value-type="string" calcext:value-type="string">
            <text:p>Spatial 50/0/0</text:p>
          </table:table-cell>
          <table:table-cell office:value-type="string" calcext:value-type="string">
            <text:p>Spatial A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51" calcext:value-type="float">
            <text:p>-16.351</text:p>
          </table:table-cell>
          <table:table-cell office:value-type="float" office:value="-8.831" calcext:value-type="float">
            <text:p>-8.831</text:p>
          </table:table-cell>
          <table:table-cell office:value-type="float" office:value="-0.386" calcext:value-type="float">
            <text:p>-0.386</text:p>
          </table:table-cell>
          <table:table-cell office:value-type="float" office:value="0.136" calcext:value-type="float">
            <text:p>0.136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2" calcext:value-type="float">
            <text:p>0.122</text:p>
          </table:table-cell>
          <table:table-cell office:value-type="float" office:value="18.587" calcext:value-type="float">
            <text:p>18.587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/>
          <table:table-cell table:style-name="ce11"/>
          <table:table-cell office:value-type="string" calcext:value-type="string">
            <text:p>Spatial 50/-50/0</text:p>
          </table:table-cell>
          <table:table-cell office:value-type="string" calcext:value-type="string">
            <text:p>Spatial B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134" calcext:value-type="float">
            <text:p>-17.134</text:p>
          </table:table-cell>
          <table:table-cell office:value-type="float" office:value="-8.882" calcext:value-type="float">
            <text:p>-8.882</text:p>
          </table:table-cell>
          <table:table-cell office:value-type="float" office:value="-0.912" calcext:value-type="float">
            <text:p>-0.912</text:p>
          </table:table-cell>
          <table:table-cell office:value-type="float" office:value="0.126" calcext:value-type="float">
            <text:p>0.1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2" calcext:value-type="float">
            <text:p>0.102</text:p>
          </table:table-cell>
          <table:table-cell office:value-type="float" office:value="19.321" calcext:value-type="float">
            <text:p>19.321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/>
          <table:table-cell table:style-name="ce11"/>
          <table:table-cell office:value-type="string" calcext:value-type="string">
            <text:p>Spatial 0/-50/0</text:p>
          </table:table-cell>
          <table:table-cell office:value-type="string" calcext:value-type="string">
            <text:p>Spatial C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156" calcext:value-type="float">
            <text:p>-17.156</text:p>
          </table:table-cell>
          <table:table-cell office:value-type="float" office:value="-8.333" calcext:value-type="float">
            <text:p>-8.333</text:p>
          </table:table-cell>
          <table:table-cell office:value-type="float" office:value="-1.519" calcext:value-type="float">
            <text:p>-1.5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02" calcext:value-type="float">
            <text:p>0.02</text:p>
          </table:table-cell>
          <table:table-cell office:value-type="float" office:value="0.105" calcext:value-type="float">
            <text:p>0.105</text:p>
          </table:table-cell>
          <table:table-cell office:value-type="float" office:value="19.133" calcext:value-type="float">
            <text:p>19.133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/>
          <table:table-cell table:style-name="ce11"/>
          <table:table-cell office:value-type="string" calcext:value-type="string">
            <text:p>Spatial -50/-50/0</text:p>
          </table:table-cell>
          <table:table-cell office:value-type="string" calcext:value-type="string">
            <text:p>Spatial D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08" calcext:value-type="float">
            <text:p>-17.08</text:p>
          </table:table-cell>
          <table:table-cell office:value-type="float" office:value="-7.615" calcext:value-type="float">
            <text:p>-7.615</text:p>
          </table:table-cell>
          <table:table-cell office:value-type="float" office:value="-3.07" calcext:value-type="float">
            <text:p>-3.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2" calcext:value-type="float">
            <text:p>0.02</text:p>
          </table:table-cell>
          <table:table-cell office:value-type="float" office:value="0.093" calcext:value-type="float">
            <text:p>0.093</text:p>
          </table:table-cell>
          <table:table-cell office:value-type="float" office:value="18.951" calcext:value-type="float">
            <text:p>18.951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/>
          <table:table-cell table:style-name="ce11"/>
          <table:table-cell office:value-type="string" calcext:value-type="string">
            <text:p>Spatial -50/0/0</text:p>
          </table:table-cell>
          <table:table-cell office:value-type="string" calcext:value-type="string">
            <text:p>Spatial E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79" calcext:value-type="float">
            <text:p>-16.379</text:p>
          </table:table-cell>
          <table:table-cell office:value-type="float" office:value="-8.095" calcext:value-type="float">
            <text:p>-8.095</text:p>
          </table:table-cell>
          <table:table-cell office:value-type="float" office:value="-1.073" calcext:value-type="float">
            <text:p>-1.07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3" calcext:value-type="float">
            <text:p>0.103</text:p>
          </table:table-cell>
          <table:table-cell office:value-type="float" office:value="18.302" calcext:value-type="float">
            <text:p>18.302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/>
          <table:table-cell table:style-name="ce11"/>
          <table:table-cell office:value-type="string" calcext:value-type="string">
            <text:p>Spatial -50/50/0</text:p>
          </table:table-cell>
          <table:table-cell office:value-type="string" calcext:value-type="string">
            <text:p>Spatial F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5.064" calcext:value-type="float">
            <text:p>-15.064</text:p>
          </table:table-cell>
          <table:table-cell office:value-type="float" office:value="-6.859" calcext:value-type="float">
            <text:p>-6.859</text:p>
          </table:table-cell>
          <table:table-cell office:value-type="float" office:value="3.244" calcext:value-type="float">
            <text:p>3.24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8" calcext:value-type="float">
            <text:p>0.108</text:p>
          </table:table-cell>
          <table:table-cell office:value-type="float" office:value="16.867" calcext:value-type="float">
            <text:p>16.867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/>
          <table:table-cell table:style-name="ce11"/>
          <table:table-cell office:value-type="string" calcext:value-type="string">
            <text:p>Spatial 0/50/0</text:p>
          </table:table-cell>
          <table:table-cell office:value-type="string" calcext:value-type="string">
            <text:p>Spatial G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165" calcext:value-type="float">
            <text:p>-16.165</text:p>
          </table:table-cell>
          <table:table-cell office:value-type="float" office:value="-8.337" calcext:value-type="float">
            <text:p>-8.337</text:p>
          </table:table-cell>
          <table:table-cell office:value-type="float" office:value="1.339" calcext:value-type="float">
            <text:p>1.33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6" calcext:value-type="float">
            <text:p>0.106</text:p>
          </table:table-cell>
          <table:table-cell office:value-type="float" office:value="18.237" calcext:value-type="float">
            <text:p>18.237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/>
          <table:table-cell table:style-name="ce11"/>
          <table:table-cell office:value-type="string" calcext:value-type="string">
            <text:p>Spatial 50/50/0</text:p>
          </table:table-cell>
          <table:table-cell office:value-type="string" calcext:value-type="string">
            <text:p>Spatial H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5.225" calcext:value-type="float">
            <text:p>-15.225</text:p>
          </table:table-cell>
          <table:table-cell office:value-type="float" office:value="-9.304" calcext:value-type="float">
            <text:p>-9.304</text:p>
          </table:table-cell>
          <table:table-cell office:value-type="float" office:value="0.491" calcext:value-type="float">
            <text:p>0.49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94" calcext:value-type="float">
            <text:p>0.094</text:p>
          </table:table-cell>
          <table:table-cell office:value-type="float" office:value="17.849" calcext:value-type="float">
            <text:p>17.849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/>
          <table:table-cell table:style-name="ce11"/>
          <table:table-cell office:value-type="string" calcext:value-type="string">
            <text:p>Spatial 0/0/0</text:p>
          </table:table-cell>
          <table:table-cell office:value-type="string" calcext:value-type="string">
            <text:p>Spatial I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60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48" calcext:value-type="float">
            <text:p>-16.348</text:p>
          </table:table-cell>
          <table:table-cell office:value-type="float" office:value="-8.391" calcext:value-type="float">
            <text:p>-8.391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5" calcext:value-type="float">
            <text:p>0.085</text:p>
          </table:table-cell>
          <table:table-cell office:value-type="float" office:value="18.378" calcext:value-type="float">
            <text:p>18.378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Weekday Test 4</text:p>
          </table:table-cell>
          <table:table-cell office:value-type="string" calcext:value-type="string">
            <text:p>Weekday 4</text:p>
          </table:table-cell>
          <table:table-cell office:value-type="string" calcext:value-type="string">
            <text:p>13-07-2023</text:p>
          </table:table-cell>
          <table:table-cell/>
          <table:table-cell office:value-type="string" calcext:value-type="string">
            <text:p>24+ h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style-name="ce33" office:value-type="string" calcext:value-type="string">
            <text:p>Weekday4_2023-07-13_08.29.31.dat</text:p>
          </table:table-cell>
          <table:table-cell table:style-name="ce33" office:value-type="string" calcext:value-type="string">
            <text:p>Weekday4_preprocessing.py</text:p>
            <text:p>Weekday4_readout.py</text:p>
            <text:p>Weekday4_timeplot.py</text:p>
            <text:p>Weekday4_spectralplot.py</text:p>
          </table:table-cell>
          <table:table-cell office:value-type="string" calcext:value-type="string">
            <text:p>Full-day 2500 S/s weekday test with the ceiling lights rigged to be ON for the full duration.</text:p>
          </table:table-cell>
        </table:table-row>
        <table:table-row table:style-name="ro1" table:number-rows-repeated="29">
          <table:table-cell table:number-columns-repeated="14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1" table:number-columns-repeated="3"/>
          <table:table-cell office:value-type="string" calcext:value-type="string">
            <text:p>TableElimination</text:p>
          </table:table-cell>
          <table:table-cell office:value-type="string" calcext:value-type="string">
            <text:p>Table Elimination</text:p>
          </table:table-cell>
          <table:table-cell office:value-type="string" calcext:value-type="string">
            <text:p>14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8.399" calcext:value-type="float">
            <text:p>-18.399</text:p>
          </table:table-cell>
          <table:table-cell office:value-type="float" office:value="-8.542" calcext:value-type="float">
            <text:p>-8.542</text:p>
          </table:table-cell>
          <table:table-cell office:value-type="float" office:value="-0.333" calcext:value-type="float">
            <text:p>-0.333</text:p>
          </table:table-cell>
          <table:table-cell table:style-name="Default" office:value-type="float" office:value="0.091" calcext:value-type="float">
            <text:p>0.091</text:p>
          </table:table-cell>
          <table:table-cell office:value-type="float" office:value="0.02" calcext:value-type="float">
            <text:p>0.02</text:p>
          </table:table-cell>
          <table:table-cell office:value-type="float" office:value="0.089" calcext:value-type="float">
            <text:p>0.089</text:p>
          </table:table-cell>
          <table:table-cell table:style-name="Default" office:value-type="float" office:value="20.288" calcext:value-type="float">
            <text:p>20.288</text:p>
          </table:table-cell>
          <table:table-cell table:style-name="Default" office:value-type="string" calcext:value-type="string">
            <text:p>-</text:p>
          </table:table-cell>
          <table:table-cell table:style-name="ce33" office:value-type="string" calcext:value-type="string">
            <text:p>TableElimination_2023-07-14_13.12.26_SPARSE25.dat</text:p>
          </table:table-cell>
          <table:table-cell table:style-name="ce33" office:value-type="string" calcext:value-type="string">
            <text:p>TableElimination_preprocessing.py</text:p>
            <text:p>TableElimination_vectorplot.py</text:p>
          </table:table-cell>
          <table:table-cell/>
        </table:table-row>
        <table:table-row table:style-name="ro2">
          <table:table-cell/>
          <table:table-cell table:style-name="ce11" table:number-columns-repeated="3"/>
          <table:table-cell office:value-type="string" calcext:value-type="string">
            <text:p>TableEliminationControl</text:p>
          </table:table-cell>
          <table:table-cell office:value-type="string" calcext:value-type="string">
            <text:p>Table Elimination Control</text:p>
          </table:table-cell>
          <table:table-cell office:value-type="string" calcext:value-type="string">
            <text:p>14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8.425" calcext:value-type="float">
            <text:p>-18.425</text:p>
          </table:table-cell>
          <table:table-cell office:value-type="float" office:value="-8.576" calcext:value-type="float">
            <text:p>-8.576</text:p>
          </table:table-cell>
          <table:table-cell office:value-type="float" office:value="-0.362" calcext:value-type="float">
            <text:p>-0.362</text:p>
          </table:table-cell>
          <table:table-cell table:style-name="Default" office:value-type="float" office:value="0.117" calcext:value-type="float">
            <text:p>0.1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" calcext:value-type="float">
            <text:p>0.12</text:p>
          </table:table-cell>
          <table:table-cell table:style-name="Default" office:value-type="float" office:value="20.326" calcext:value-type="float">
            <text:p>20.326</text:p>
          </table:table-cell>
          <table:table-cell table:style-name="Default" office:value-type="string" calcext:value-type="string">
            <text:p>-</text:p>
          </table:table-cell>
          <table:table-cell table:style-name="ce33" office:value-type="string" calcext:value-type="string">
            <text:p>TableEliminationControl_2023-07-14_12.19.22_SPARSE25.dat</text:p>
          </table:table-cell>
          <table:table-cell table:style-name="ce33" office:value-type="string" calcext:value-type="string">
            <text:p>TableElimination_preprocessing.py</text:p>
            <text:p>TableElimination_vectorplot.py</text:p>
          </table:table-cell>
          <table:table-cell/>
        </table:table-row>
      </table:table>
      <table:table table:name="Sheet2" table:style-name="ta1">
        <table:table-column table:style-name="co6" table:number-columns-repeated="4" table:default-cell-style-name="Default"/>
        <table:table-row table:style-name="ro1">
          <table:table-cell office:value-type="float" office:value="1690293274.41525" calcext:value-type="float">
            <text:p>1690293274.415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90293275.41525" calcext:value-type="float">
            <text:p>1690293275.4152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90296873.41525" calcext:value-type="float">
            <text:p>1690296873.41525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690296874.41525" calcext:value-type="float">
            <text:p>1690296874.41525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90300472.41525" calcext:value-type="float">
            <text:p>1690300472.4152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690300473.41525" calcext:value-type="float">
            <text:p>1690300473.41525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690304071" calcext:value-type="float">
            <text:p>1690304071</text:p>
          </table:table-cell>
          <table:table-cell office:value-type="float" office:value="70" calcext:value-type="float">
            <text:p>70</text:p>
          </table:table-cell>
          <table:table-cell office:value-type="float" office:value="700" calcext:value-type="float">
            <text:p>700</text:p>
          </table:table-cell>
          <table:table-cell office:value-type="float" office:value="7000" calcext:value-type="float">
            <text:p>7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 style:data-style-name="N2" text:time-value="10:37:21.041733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3-07-30T10:42:17.923231384</dc:date>
    <meta:editing-duration>PT9H36M53S</meta:editing-duration>
    <meta:editing-cycles>13</meta:editing-cycles>
    <meta:document-statistic meta:table-count="2" meta:cell-count="629" meta:object-count="0"/>
  </office:meta>
</office:document-meta>
</file>